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style:style style:name="P4" style:family="paragraph" style:parent-style-name="Standard">
      <style:paragraph-properties fo:line-height="200%"/>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23 April 2014</text:p>
      <text:p text:style-name="P3">Project 11 Documentation</text:p>
      <text:p text:style-name="P2"><text:tab/>The main purpose of this program is to re-design the base structure of the Crazy Eights game using data structures and templated classes. Most of the main file's functions have been restructured so that it now properly works with data structures.</text:p>
      <text:p text:style-name="P2"><text:tab/>The original program design focused on modularity. With the introduction of data structures, functions have been re-purposed and re-scoped to fit their matching data structures. This redesign has allowed for code to be easier to read and more reusable. Rather than using a pointer to point to an array of cards, cards may now be stacks, queues, or even lists.</text:p>
      <text:p text:style-name="P2"><text:tab/>I had several very annoying issues. One of them was having undefined references, which seemed to have been solved by putting everything into one “.cpp” file and “pound including” the “.cpp” rather than the “.h.” Another issue was with templates and where to put the generic definitions. It seems like the proper way to do templates is to implement everything into the “.h.” Honestly, the main issue was the undefined references, which I feel could have been solved with a proper makefile. I could not figure this out however, and opted for the work around.</text:p>
      <text:p text:style-name="P2"><text:tab/>If I had more time I would have liked to properly document my code. I normally have very good documentation, but do to time concerns I have opted to not comment anything. Although most of my code is rather easy to follow, and the logic is nothing too insane, documentation is something I feel should be included regard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4-23T23:22:26</dc:date>
    <dc:creator>Saharath Kleips</dc:creator>
    <meta:editing-duration>PT28M22S</meta:editing-duration>
    <meta:editing-cycles>8</meta:editing-cycles>
    <meta:generator>LibreOffice/3.5$Linux_X86_64 LibreOffice_project/350m1$Build-2</meta:generator>
    <meta:document-statistic meta:table-count="0" meta:image-count="0" meta:object-count="0" meta:page-count="1" meta:paragraph-count="9" meta:word-count="267" meta:character-count="1573" meta:non-whitespace-character-count="1311"/>
  </office:meta>
</office:document-meta>
</file>